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fo:font-size="12pt" officeooo:rsid="000812dc" officeooo:paragraph-rsid="000812dc" style:font-size-asian="12pt"/>
    </style:style>
    <style:style style:name="P7" style:family="paragraph" style:parent-style-name="Standard">
      <style:paragraph-properties style:snap-to-layout-grid="false"/>
      <style:text-properties fo:font-size="12pt" officeooo:rsid="000812dc" officeooo:paragraph-rsid="000812dc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872a7" officeooo:paragraph-rsid="000872a7" style:font-size-asian="12pt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officeooo:rsid="000872a7" officeooo:paragraph-rsid="000872a7" style:font-name-complex="Helvetica"/>
    </style:style>
    <style:style style:name="P16" style:family="paragraph" style:parent-style-name="Heading_20_3">
      <style:paragraph-properties style:snap-to-layout-grid="false"/>
      <style:text-properties fo:font-weight="bold" style:font-weight-asian="bold"/>
    </style:style>
    <style:style style:name="P17" style:family="paragraph" style:parent-style-name="Heading_20_3">
      <style:paragraph-properties fo:text-align="center" style:justify-single-word="false"/>
      <style:text-properties officeooo:rsid="0013afab" officeooo:paragraph-rsid="0009ae47"/>
    </style:style>
    <style:style style:name="P18" style:family="paragraph" style:parent-style-name="Standard">
      <style:paragraph-properties style:snap-to-layout-grid="false"/>
      <style:text-properties style:font-name="Helvetica" fo:font-size="12pt" fo:font-weight="bold" officeooo:rsid="000872a7" style:font-size-asian="12pt" style:font-weight-asian="bold" style:font-name-complex="Helvetica" style:font-weight-complex="bold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Helvetica" fo:font-size="12pt" fo:font-weight="bold" officeooo:rsid="000872a7" style:font-size-asian="12pt" style:font-weight-asian="bold" style:font-name-complex="Helvetica"/>
    </style:style>
    <style:style style:name="P20" style:family="paragraph" style:parent-style-name="Heading_20_4">
      <style:text-properties style:font-name="Helvetica" style:font-name-complex="Helvetica"/>
    </style:style>
    <style:style style:name="P21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2" style:family="paragraph" style:parent-style-name="Heading_20_1">
      <style:text-properties fo:font-weight="bold" style:font-weight-asian="bold"/>
    </style:style>
    <style:style style:name="P23" style:family="paragraph" style:parent-style-name="Heading_20_1">
      <style:paragraph-properties style:snap-to-layout-grid="false"/>
      <style:text-properties fo:font-weight="bold" style:font-weight-asian="bold"/>
    </style:style>
    <style:style style:name="P24" style:family="paragraph" style:parent-style-name="Heading_20_1">
      <style:text-properties style:font-name="Helvetica" style:font-name-complex="Helvetica"/>
    </style:style>
    <style:style style:name="P25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T1" style:family="text">
      <style:text-properties officeooo:rsid="000872a7"/>
    </style:style>
    <style:style style:name="T2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1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5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3" text:outline-level="1"/>
          </table:table-cell>
          <table:table-cell table:style-name="Table1.A2" table:number-columns-spanned="2" office:value-type="string">
            <text:h text:style-name="P16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2" text:outline-level="1">Project</text:h>
          </table:table-cell>
          <table:table-cell table:style-name="Table1.A3" table:number-columns-spanned="3" office:value-type="string">
            <text:h text:style-name="P1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7">44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6">Ghazal Shojaee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7">04-11-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8">- I read the past documentations</text:p>
            <text:p text:style-name="P18">- Met Lorenzo and Andrea to take some information about data that are used in DB of the project</text:p>
            <text:p text:style-name="P18">- Worked on the formula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9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9">-<text:span text:style-name="T1">Meet the customers</text:span></text:p>
            <text:p text:style-name="P19">-Work on project design with Lorenzo</text:p>
            <text:p text:style-name="P19">-Assign a meeting with my colleagues to work on the italian pdf and turn into english</text:p>
            <text:p text:style-name="P19">-If there will be enough time, starting some implementation of coding.</text:p>
            <text:p text:style-name="P19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0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4" text:outline-level="1">Monday</text:h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3">3</text:p>
          </table:table-cell>
          <table:table-cell table:style-name="Table4.A2" office:value-type="string">
            <text:p text:style-name="P13">First meeting with andrea and lorenzo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3">5</text:p>
          </table:table-cell>
          <table:table-cell table:style-name="Table4.A2" office:value-type="string">
            <text:p text:style-name="P13">Lessons &amp; meeting with andrea and lorenzo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3">2</text:p>
          </table:table-cell>
          <table:table-cell table:style-name="Table4.A2" office:value-type="string">
            <text:p text:style-name="P13">Reading document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3">2</text:p>
          </table:table-cell>
          <table:table-cell table:style-name="Table4.A2" office:value-type="string">
            <text:p text:style-name="P13">Reading document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13">3</text:p>
          </table:table-cell>
          <table:table-cell table:style-name="Table4.A10" office:value-type="string">
            <text:p text:style-name="P13">Think at db desig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15">15</text:p>
          </table:table-cell>
          <table:table-cell table:style-name="Table4.A11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04T21:24:29.91</dc:date>
    <meta:print-date>2013-11-04T21:23:53.08</meta:print-date>
    <meta:editing-cycles>15</meta:editing-cycles>
    <meta:editing-duration>PT36M18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43" meta:word-count="129" meta:character-count="730" meta:non-whitespace-character-count="644"/>
  </office:meta>
</office:document-meta>
</file>